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background-color="#008000">
        <style:background-image/>
      </style:paragraph-properties>
    </style:style>
    <style:style style:name="P2" style:family="paragraph" style:parent-style-name="Preformatted_20_Text">
      <style:paragraph-properties fo:background-color="transparent">
        <style:background-image/>
      </style:paragraph-properties>
    </style:style>
    <style:style style:name="P3" style:family="paragraph" style:parent-style-name="Preformatted_20_Text">
      <style:paragraph-properties fo:background-color="#ffff00">
        <style:background-image/>
      </style:paragraph-properties>
    </style:style>
    <style:style style:name="P4" style:family="paragraph" style:parent-style-name="Preformatted_20_Text">
      <style:paragraph-properties fo:background-color="#ff0000">
        <style:background-image/>
      </style:paragraph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./photobox/src/com/photobox/renderer/Renderer.java</text:p>
      <text:p text:style-name="Preformatted_20_Text">package com.photobox.renderer;</text:p>
      <text:p text:style-name="Preformatted_20_Text"/>
      <text:p text:style-name="Preformatted_20_Text">import android.graphics.Bitmap;</text:p>
      <text:p text:style-name="Preformatted_20_Text">import android.graphics.Canvas;</text:p>
      <text:p text:style-name="Preformatted_20_Text">import android.graphics.Paint;</text:p>
      <text:p text:style-name="Preformatted_20_Text"/>
      <text:p text:style-name="Preformatted_20_Text">import com.photobox.world.GraphicalDebugger;</text:p>
      <text:p text:style-name="Preformatted_20_Text">import com.photobox.world.Photo;</text:p>
      <text:p text:style-name="Preformatted_20_Text">import com.photobox.world.PhotoCollection;</text:p>
      <text:p text:style-name="Preformatted_20_Text"/>
      <text:p text:style-name="P1">public class Renderer {</text:p>
      <text:p text:style-name="P2"/>
      <text:p text:style-name="Preformatted_20_Text"><text:s text:c="4"/>private GraphicalDebugger debugger;</text:p>
      <text:p text:style-name="Preformatted_20_Text"><text:s text:c="4"/>private WorldMapping mapping;</text:p>
      <text:p text:style-name="Preformatted_20_Text"><text:s text:c="4"/>private PhotoCollection collection;</text:p>
      <text:p text:style-name="Preformatted_20_Text"/>
      <text:p text:style-name="Preformatted_20_Text"><text:s text:c="4"/>public Renderer(GraphicalDebugger debugger, WorldMapping mapping, PhotoCollection collection) {</text:p>
      <text:p text:style-name="Preformatted_20_Text"><text:s text:c="8"/>this.debugger = debugger;</text:p>
      <text:p text:style-name="Preformatted_20_Text"><text:s text:c="8"/>this.mapping = mapping;</text:p>
      <text:p text:style-name="Preformatted_20_Text"><text:s text:c="8"/>this.collection = collection;</text:p>
      <text:p text:style-name="Preformatted_20_Text"><text:s text:c="4"/>}</text:p>
      <text:p text:style-name="Preformatted_20_Text"/>
      <text:p text:style-name="P1"><text:s text:c="4"/>public void renderBackground(Canvas canvas) {</text:p>
      <text:p text:style-name="P3"><text:s text:c="8"/>Paint bgPaint = new Paint();</text:p>
      <text:p text:style-name="P3"><text:s text:c="8"/>bgPaint.setARGB(255, 180, 180, 180);</text:p>
      <text:p text:style-name="P3"><text:s text:c="8"/>canvas.drawPaint(bgPaint);</text:p>
      <text:p text:style-name="Preformatted_20_Text"><text:s text:c="4"/>}</text:p>
      <text:p text:style-name="Preformatted_20_Text"/>
      <text:p text:style-name="P1"><text:s text:c="4"/>public void renderPhoto(Canvas canvas, Photo photo) {</text:p>
      <text:p text:style-name="P1"><text:s text:c="8"/>Bitmap image = photo.image;</text:p>
      <text:p text:style-name="P1"><text:s text:c="8"/>float w = photo.width;</text:p>
      <text:p text:style-name="P1"><text:s text:c="8"/>float h = photo.height;</text:p>
      <text:p text:style-name="Preformatted_20_Text"/>
      <text:p text:style-name="P3"><text:s text:c="8"/>Paint borderPaint = new Paint();</text:p>
      <text:p text:style-name="P3"><text:s text:c="8"/>borderPaint.setARGB(255, 255, 255, 255);</text:p>
      <text:p text:style-name="P3"><text:s text:c="8"/>borderPaint.setAntiAlias(true);</text:p>
      <text:p text:style-name="Preformatted_20_Text"/>
      <text:p text:style-name="P3"><text:s text:c="8"/>Paint photoPaint = new Paint();</text:p>
      <text:p text:style-name="P3"><text:s text:c="8"/>photoPaint.setAntiAlias(true);</text:p>
      <text:p text:style-name="P3"><text:s text:c="8"/>photoPaint.setFilterBitmap(true);</text:p>
      <text:p text:style-name="Preformatted_20_Text"/>
      <text:p text:style-name="P3"><text:s text:c="8"/>canvas.drawRect(-w / 2, -h / 2, w / 2, h / 2, borderPaint);</text:p>
      <text:p text:style-name="P3"><text:s text:c="8"/>canvas.drawBitmap(image, -w / 2 + photo.BORDER, -h / 2 + photo.BORDER, photoPaint);</text:p>
      <text:p text:style-name="P1"><text:s text:c="8"/>debugger.debugPhoto(canvas, photo);</text:p>
      <text:p text:style-name="Preformatted_20_Text"><text:s text:c="4"/>}</text:p>
      <text:p text:style-name="Preformatted_20_Text"/>
      <text:p text:style-name="P1"><text:s text:c="4"/>public void onDraw(Canvas canvas) {</text:p>
      <text:p text:style-name="P3"><text:s text:c="8"/>mapping.setWorldToScreenTransformation(canvas);</text:p>
      <text:p text:style-name="P1"><text:s text:c="8"/>renderBackground(canvas);</text:p>
      <text:p text:style-name="P1"><text:s text:c="8"/>for (Photo photo : collection.getPhotos()) {</text:p>
      <text:p text:style-name="P3"><text:s text:c="12"/>canvas.save();</text:p>
      <text:p text:style-name="P3"><text:s text:c="12"/>mapping.setPhotoToViewportTransformation(canvas, photo);</text:p>
      <text:p text:style-name="P1"><text:s text:c="12"/>renderPhoto(canvas, photo);</text:p>
      <text:p text:style-name="P3"><text:s text:c="12"/>canvas.restore();</text:p>
      <text:p text:style-name="P2"><text:s text:c="8"/>}</text:p>
      <text:p text:style-name="P1"><text:soft-page-break/><text:s text:c="8"/>debugger.debugWorld(canvas);</text:p>
      <text:p text:style-name="Preformatted_20_Text"><text:s text:c="4"/>}</text:p>
      <text:p text:style-name="Preformatted_20_Text">}</text:p>
      <text:p text:style-name="Preformatted_20_Text"/>
      <text:p text:style-name="Preformatted_20_Text">./photobox/src/com/photobox/renderer/WorldMapping.java</text:p>
      <text:p text:style-name="Preformatted_20_Text">package com.photobox.renderer;</text:p>
      <text:p text:style-name="Preformatted_20_Text"/>
      <text:p text:style-name="Preformatted_20_Text">import android.content.Context;</text:p>
      <text:p text:style-name="Preformatted_20_Text">import android.graphics.Canvas;</text:p>
      <text:p text:style-name="Preformatted_20_Text">import android.graphics.Matrix;</text:p>
      <text:p text:style-name="Preformatted_20_Text">import android.util.DisplayMetrics;</text:p>
      <text:p text:style-name="Preformatted_20_Text">import android.view.Display;</text:p>
      <text:p text:style-name="Preformatted_20_Text">import android.view.WindowManager;</text:p>
      <text:p text:style-name="Preformatted_20_Text"/>
      <text:p text:style-name="Preformatted_20_Text">import com.photobox.world.Photo;</text:p>
      <text:p text:style-name="Preformatted_20_Text">import com.photobox.world.Point;</text:p>
      <text:p text:style-name="Preformatted_20_Text"/>
      <text:p text:style-name="P3">public class WorldMapping {</text:p>
      <text:p text:style-name="Preformatted_20_Text"/>
      <text:p text:style-name="P3"><text:s text:c="4"/>public float scaleFactor = 1.f;</text:p>
      <text:p text:style-name="P3"><text:s text:c="4"/>public Point originScreenPosition = new Point(0, 0);</text:p>
      <text:p text:style-name="P3"><text:s text:c="4"/>public Point screenCenterPoint = new Point(0, 0);</text:p>
      <text:p text:style-name="P3"/>
      <text:p text:style-name="P3"><text:s text:c="4"/>public WorldMapping(Context context) {</text:p>
      <text:p text:style-name="P3"><text:s text:c="8"/>extractScreenCenter(context);</text:p>
      <text:p text:style-name="P3"><text:s text:c="4"/>}</text:p>
      <text:p text:style-name="P3"/>
      <text:p text:style-name="P3"><text:s text:c="4"/>public void moveOriginScreenPositionBy(Point offset) {</text:p>
      <text:p text:style-name="P3"><text:s text:c="8"/>originScreenPosition = originScreenPosition.plus(offset);</text:p>
      <text:p text:style-name="P3"><text:s text:c="4"/>}</text:p>
      <text:p text:style-name="P3"/>
      <text:p text:style-name="P3"><text:s text:c="4"/>public Point toWorld(Point point) {</text:p>
      <text:p text:style-name="P3"><text:s text:c="8"/>Matrix m = new Matrix();</text:p>
      <text:p text:style-name="P3"><text:s text:c="8"/>m = setToWorld(m);</text:p>
      <text:p text:style-name="P3"/>
      <text:p text:style-name="P4"><text:s text:c="8"/>float[] dst = new float[] { 0, 0 };</text:p>
      <text:p text:style-name="P4"><text:s text:c="8"/>float[] src = new float[] { point.x, point.y };</text:p>
      <text:p text:style-name="P4"><text:s text:c="8"/>m.mapPoints(dst, src);</text:p>
      <text:p text:style-name="P4"><text:s text:c="8"/>float newX = dst[0];</text:p>
      <text:p text:style-name="P4"><text:s text:c="8"/>float newY = dst[1];</text:p>
      <text:p text:style-name="P2"/>
      <text:p text:style-name="P3"><text:s text:c="8"/>return new Point(newX, newY);</text:p>
      <text:p text:style-name="P3"><text:s text:c="4"/>}</text:p>
      <text:p text:style-name="P3"/>
      <text:p text:style-name="P3"><text:s text:c="4"/>public Matrix setToWorld(Matrix m) {</text:p>
      <text:p text:style-name="P3"><text:s text:c="8"/>m.preScale(1/scaleFactor, -1/scaleFactor);</text:p>
      <text:p text:style-name="P3"><text:s text:c="8"/>m.preTranslate(-originScreenPosition.x, -originScreenPosition.y);</text:p>
      <text:p text:style-name="P3"><text:s text:c="8"/>return m;</text:p>
      <text:p text:style-name="P3"><text:s text:c="4"/>}</text:p>
      <text:p text:style-name="P3"/>
      <text:p text:style-name="P3"><text:s text:c="4"/>public Matrix setFromWorld(Matrix m) {</text:p>
      <text:p text:style-name="P3"><text:s text:c="8"/>m.preTranslate(originScreenPosition.x, originScreenPosition.y);</text:p>
      <text:p text:style-name="P3"><text:s text:c="8"/>m.preScale(scaleFactor, -scaleFactor);</text:p>
      <text:p text:style-name="P3"><text:s text:c="8"/>return m;</text:p>
      <text:p text:style-name="P3"><text:s text:c="4"/>}</text:p>
      <text:p text:style-name="P3"/>
      <text:p text:style-name="P3"><text:s text:c="4"/>public void setPhotoToViewportTransformation(Canvas c, Photo p) {</text:p>
      <text:p text:style-name="P3"><text:s text:c="8"/>c.translate(p.centerX, p.centerY);</text:p>
      <text:p text:style-name="P3"><text:soft-page-break/><text:s text:c="8"/>c.rotate(p.angle);</text:p>
      <text:p text:style-name="P3"><text:s text:c="8"/>c.scale(1, -1);</text:p>
      <text:p text:style-name="P3"><text:s text:c="4"/>}</text:p>
      <text:p text:style-name="P3"/>
      <text:p text:style-name="P3"><text:s text:c="4"/>public void setWorldToScreenTransformation(Canvas c) {</text:p>
      <text:p text:style-name="P3"><text:s text:c="8"/>c.setMatrix(setFromWorld(c.getMatrix()));</text:p>
      <text:p text:style-name="P3"><text:s text:c="4"/>}</text:p>
      <text:p text:style-name="P3"/>
      <text:p text:style-name="P3"><text:s text:c="4"/>public void reset() {</text:p>
      <text:p text:style-name="P3"><text:s text:c="8"/>scaleFactor = 1.f;</text:p>
      <text:p text:style-name="P3"><text:s text:c="8"/>originScreenPosition = screenCenterPoint;</text:p>
      <text:p text:style-name="P3"><text:s text:c="4"/>}</text:p>
      <text:p text:style-name="P3"/>
      <text:p text:style-name="P3"><text:s text:c="4"/>public void extractScreenCenter(Context context) {</text:p>
      <text:p text:style-name="P3"><text:s text:c="8"/>WindowManager wm = (WindowManager) context.getSystemService(Context.WINDOW_SERVICE);</text:p>
      <text:p text:style-name="P3"><text:s text:c="8"/>Display display = wm.getDefaultDisplay();</text:p>
      <text:p text:style-name="P3"><text:s text:c="8"/>DisplayMetrics metrics = new DisplayMetrics();</text:p>
      <text:p text:style-name="P3"><text:s text:c="8"/>display.getMetrics(metrics);</text:p>
      <text:p text:style-name="P3"><text:s text:c="8"/>originScreenPosition = new Point(metrics.widthPixels / 2, metrics.heightPixels / 2);</text:p>
      <text:p text:style-name="P4"><text:s text:c="8"/>screenCenterPoint = originScreenPosition;</text:p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./photobox/src/com/photobox/input/ScaleHandler.java</text:p>
      <text:p text:style-name="Preformatted_20_Text">package com.photobox.input;</text:p>
      <text:p text:style-name="Preformatted_20_Text"/>
      <text:p text:style-name="Preformatted_20_Text">import android.content.Context;</text:p>
      <text:p text:style-name="Preformatted_20_Text">import android.view.MotionEvent;</text:p>
      <text:p text:style-name="Preformatted_20_Text">import android.view.ScaleGestureDetector;</text:p>
      <text:p text:style-name="Preformatted_20_Text">import android.view.ScaleGestureDetector.SimpleOnScaleGestureListener;</text:p>
      <text:p text:style-name="Preformatted_20_Text"/>
      <text:p text:style-name="P3">public class ScaleHandler {</text:p>
      <text:p text:style-name="P3"/>
      <text:p text:style-name="P3"><text:s text:c="4"/>public ScaleGestureDetector scaleDetector;</text:p>
      <text:p text:style-name="P3"><text:s text:c="4"/>private float registeredScaleFactor;</text:p>
      <text:p text:style-name="P3"/>
      <text:p text:style-name="P3"><text:s text:c="4"/>public ScaleHandler(Context context) {</text:p>
      <text:p text:style-name="P3"><text:s text:c="8"/>resetScaleFactor();</text:p>
      <text:p text:style-name="P3"><text:s text:c="8"/>SimpleOnScaleGestureListener scaleListener = new ScaleListener();</text:p>
      <text:p text:style-name="P3"><text:s text:c="8"/>scaleDetector = new ScaleGestureDetector(context, scaleListener);</text:p>
      <text:p text:style-name="P3"><text:s text:c="4"/>}</text:p>
      <text:p text:style-name="P3"/>
      <text:p text:style-name="P3"><text:s text:c="4"/>public void onTouchEvent(MotionEvent event) {</text:p>
      <text:p text:style-name="P3"><text:s text:c="8"/>resetScaleFactor();</text:p>
      <text:p text:style-name="P3"><text:s text:c="8"/>scaleDetector.onTouchEvent(event);</text:p>
      <text:p text:style-name="P3"><text:s text:c="4"/>}</text:p>
      <text:p text:style-name="P3"/>
      <text:p text:style-name="P3"><text:s text:c="4"/>public float getRegisteredScaleFactor() {</text:p>
      <text:p text:style-name="P3"><text:s text:c="8"/>return registeredScaleFactor;</text:p>
      <text:p text:style-name="P3"><text:s text:c="4"/>}</text:p>
      <text:p text:style-name="P3"/>
      <text:p text:style-name="P3"><text:s text:c="4"/>private void resetScaleFactor() {</text:p>
      <text:p text:style-name="P3"><text:s text:c="8"/>registeredScaleFactor = 1;</text:p>
      <text:p text:style-name="P3"><text:s text:c="4"/>}</text:p>
      <text:p text:style-name="P3"/>
      <text:p text:style-name="P3"><text:soft-page-break/><text:s text:c="4"/>private class ScaleListener extends</text:p>
      <text:p text:style-name="P3"><text:s text:c="12"/>ScaleGestureDetector.SimpleOnScaleGestureListener {</text:p>
      <text:p text:style-name="P3"><text:s text:c="8"/>@Override</text:p>
      <text:p text:style-name="P3"><text:s text:c="8"/>public boolean onScale(ScaleGestureDetector scaleDetector) {</text:p>
      <text:p text:style-name="P3"><text:s text:c="12"/>registeredScaleFactor = scaleDetector.getScaleFactor();</text:p>
      <text:p text:style-name="P3"><text:s text:c="12"/>return true;</text:p>
      <text:p text:style-name="P2"><text:s text:c="8"/>}</text:p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./photobox/src/com/photobox/input/ImportHandler.java</text:p>
      <text:p text:style-name="Preformatted_20_Text">package com.photobox.input;</text:p>
      <text:p text:style-name="Preformatted_20_Text"/>
      <text:p text:style-name="Preformatted_20_Text">import java.util.ArrayList;</text:p>
      <text:p text:style-name="Preformatted_20_Text"/>
      <text:p text:style-name="Preformatted_20_Text">import android.content.res.Resources;</text:p>
      <text:p text:style-name="Preformatted_20_Text">import android.graphics.Bitmap;</text:p>
      <text:p text:style-name="Preformatted_20_Text">import android.graphics.BitmapFactory;</text:p>
      <text:p text:style-name="Preformatted_20_Text"/>
      <text:p text:style-name="Preformatted_20_Text">import com.photobox.R;</text:p>
      <text:p text:style-name="Preformatted_20_Text">import com.photobox.world.Photo;</text:p>
      <text:p text:style-name="Preformatted_20_Text">import com.photobox.world.PhotoCollection;</text:p>
      <text:p text:style-name="Preformatted_20_Text"/>
      <text:p text:style-name="P1">public class ImportHandler {</text:p>
      <text:p text:style-name="Preformatted_20_Text"/>
      <text:p text:style-name="P4"><text:s text:c="4"/>public void importPhotos(PhotoCollection collection, Resources resources) {</text:p>
      <text:p text:style-name="P4"><text:s text:c="8"/>BitmapFactory.Options options = new BitmapFactory.Options();</text:p>
      <text:p text:style-name="P4"><text:s text:c="8"/>options.inSampleSize = 2;</text:p>
      <text:p text:style-name="P4"><text:s text:c="8"/>ArrayList&lt;Bitmap&gt; imageList = new ArrayList&lt;Bitmap&gt;();</text:p>
      <text:p text:style-name="P4"><text:s text:c="8"/>imageList.add(BitmapFactory.decodeResource(resources, R.drawable.a, options));</text:p>
      <text:p text:style-name="P4">// <text:s text:c="7"/>imageList.add(BitmapFactory.decodeResource(resources, R.drawable.b, options));</text:p>
      <text:p text:style-name="P4">// <text:s text:c="7"/>imageList.add(BitmapFactory.decodeResource(resources, R.drawable.c, options));</text:p>
      <text:p text:style-name="P4">// <text:s text:c="7"/>imageList.add(BitmapFactory.decodeResource(resources, R.drawable.d, options));</text:p>
      <text:p text:style-name="P4">// <text:s text:c="7"/>imageList.add(BitmapFactory.decodeResource(resources, R.drawable.e, options));</text:p>
      <text:p text:style-name="P4">// <text:s text:c="7"/>imageList.add(BitmapFactory.decodeResource(resources, R.drawable.f, options));</text:p>
      <text:p text:style-name="P4">// <text:s text:c="7"/>imageList.add(BitmapFactory.decodeResource(resources, R.drawable.g, options));</text:p>
      <text:p text:style-name="P4">// <text:s text:c="7"/>imageList.add(BitmapFactory.decodeResource(resources, R.drawable.h, options));</text:p>
      <text:p text:style-name="P4"><text:s text:c="8"/>for(int i = 0; i&lt;imageList.size(); i++) {</text:p>
      <text:p text:style-name="P4"><text:s text:c="12"/>collection.addPhoto(new Photo().withBitmap(imageList.get(i))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./photobox/src/com/photobox/input/InputHandler.java</text:p>
      <text:p text:style-name="Preformatted_20_Text">package com.photobox.input;</text:p>
      <text:p text:style-name="Preformatted_20_Text"/>
      <text:p text:style-name="Preformatted_20_Text">import android.content.Context;</text:p>
      <text:p text:style-name="Preformatted_20_Text">import android.view.MotionEvent;</text:p>
      <text:p text:style-name="Preformatted_20_Text"><text:soft-page-break/></text:p>
      <text:p text:style-name="Preformatted_20_Text">import com.photobox.renderer.WorldMapping;</text:p>
      <text:p text:style-name="Preformatted_20_Text">import com.photobox.world.ActivePhoto;</text:p>
      <text:p text:style-name="Preformatted_20_Text">import com.photobox.world.PhotoCollection;</text:p>
      <text:p text:style-name="Preformatted_20_Text">import com.photobox.world.Point;</text:p>
      <text:p text:style-name="Preformatted_20_Text"/>
      <text:p text:style-name="P1">public class InputHandler {</text:p>
      <text:p text:style-name="Preformatted_20_Text"/>
      <text:p text:style-name="Preformatted_20_Text"><text:s text:c="4"/>private WorldMapping mapping;</text:p>
      <text:p text:style-name="Preformatted_20_Text"><text:s text:c="4"/>private PhotoCollection collection;</text:p>
      <text:p text:style-name="Preformatted_20_Text"/>
      <text:p text:style-name="Preformatted_20_Text"><text:s text:c="4"/>private InputState inputState;</text:p>
      <text:p text:style-name="Preformatted_20_Text"><text:s text:c="4"/>private Double previousFingerAngle = null;</text:p>
      <text:p text:style-name="Preformatted_20_Text"><text:s text:c="4"/>private ActivePhoto activePhoto;</text:p>
      <text:p text:style-name="Preformatted_20_Text"/>
      <text:p text:style-name="Preformatted_20_Text"><text:s text:c="4"/>public InputHandler(Context context, WorldMapping mapping, PhotoCollection collection) {</text:p>
      <text:p text:style-name="Preformatted_20_Text"><text:s text:c="8"/>inputState = new InputState(context, mapping);</text:p>
      <text:p text:style-name="Preformatted_20_Text"><text:s text:c="8"/>this.mapping = mapping;</text:p>
      <text:p text:style-name="Preformatted_20_Text"><text:s text:c="8"/>this.collection = collection;</text:p>
      <text:p text:style-name="Preformatted_20_Text"><text:s text:c="4"/>}</text:p>
      <text:p text:style-name="Preformatted_20_Text"/>
      <text:p text:style-name="Preformatted_20_Text"><text:s text:c="4"/>public void onTouchEvent(MotionEvent event) {</text:p>
      <text:p text:style-name="P3"><text:s text:c="8"/>inputState.onTouchEvent(event);</text:p>
      <text:p text:style-name="P1"><text:s text:c="8"/>actOnInput();</text:p>
      <text:p text:style-name="Preformatted_20_Text"><text:s text:c="4"/>}</text:p>
      <text:p text:style-name="Preformatted_20_Text"/>
      <text:p text:style-name="Preformatted_20_Text"><text:s text:c="4"/>private void actOnInput() {</text:p>
      <text:p text:style-name="P1"><text:s text:c="8"/>if (inputState.isDown()) {</text:p>
      <text:p text:style-name="P1"><text:s text:c="12"/>setActivePhoto(inputState.worldFingerPoints().get(0));</text:p>
      <text:p text:style-name="P1"><text:s text:c="8"/>}</text:p>
      <text:p text:style-name="P3"><text:s text:c="8"/>if (inputState.isUp()) {</text:p>
      <text:p text:style-name="P3"><text:s text:c="12"/>previousFingerAngle = null;</text:p>
      <text:p text:style-name="Preformatted_20_Text"><text:s text:c="8"/>}</text:p>
      <text:p text:style-name="P1"><text:s text:c="8"/>if (inputState.isMove()) {</text:p>
      <text:p text:style-name="P1"><text:s text:c="12"/>if (noActivePhoto()) {</text:p>
      <text:p text:style-name="P1"><text:s text:c="16"/>if (inputState.isOneFingerDown()) {</text:p>
      <text:p text:style-name="P1"><text:s text:c="20"/>mapping.moveOriginScreenPositionBy(inputState.getMoveOffset());</text:p>
      <text:p text:style-name="P1"><text:s text:c="16"/>}</text:p>
      <text:p text:style-name="P1"><text:s text:c="12"/>} else {</text:p>
      <text:p text:style-name="P1"><text:s text:c="16"/>movePhoto();</text:p>
      <text:p text:style-name="P1"><text:s text:c="12"/>}</text:p>
      <text:p text:style-name="Preformatted_20_Text"><text:s text:c="8"/>}</text:p>
      <text:p text:style-name="P1"><text:s text:c="8"/>if (noActivePhoto()) {</text:p>
      <text:p text:style-name="P1"><text:s text:c="12"/>scaleWorld();</text:p>
      <text:p text:style-name="P1"><text:s text:c="12"/>resetWorld();</text:p>
      <text:p text:style-name="P1"><text:s text:c="8"/>}</text:p>
      <text:p text:style-name="Preformatted_20_Text"><text:s text:c="4"/>}</text:p>
      <text:p text:style-name="Preformatted_20_Text"/>
      <text:p text:style-name="P1"><text:s text:c="4"/>private void scaleWorld() {</text:p>
      <text:p text:style-name="P3"><text:s text:c="8"/>float newScaleFactor = mapping.scaleFactor * inputState.getRegisteredScaleFactor();</text:p>
      <text:p text:style-name="P3"><text:s text:c="8"/>mapping.scaleFactor = (float)Math.max((double)newScaleFactor, 0.1);</text:p>
      <text:p text:style-name="Preformatted_20_Text"><text:s text:c="4"/>}</text:p>
      <text:p text:style-name="Preformatted_20_Text"/>
      <text:p text:style-name="P1"><text:s text:c="4"/>private void resetWorld() {</text:p>
      <text:p text:style-name="P1"><text:s text:c="8"/>if (inputState.getRegistredDoubleTap() == true) {</text:p>
      <text:p text:style-name="P1"><text:soft-page-break/><text:s text:c="12"/>mapping.reset();</text:p>
      <text:p text:style-name="P1"><text:s text:c="8"/>}</text:p>
      <text:p text:style-name="P1"><text:s text:c="4"/>}</text:p>
      <text:p text:style-name="Preformatted_20_Text"/>
      <text:p text:style-name="P1"><text:s text:c="4"/>private boolean noActivePhoto() {</text:p>
      <text:p text:style-name="P3"><text:s text:c="8"/>return activePhoto == null;</text:p>
      <text:p text:style-name="Preformatted_20_Text"><text:s text:c="4"/>}</text:p>
      <text:p text:style-name="Preformatted_20_Text"/>
      <text:p text:style-name="P1"><text:s text:c="4"/>private void setActivePhoto(Point fingerPoint) {</text:p>
      <text:p text:style-name="P3"><text:s text:c="8"/>collection.fingerDown(fingerPoint);</text:p>
      <text:p text:style-name="P3"><text:s text:c="8"/>if (collection.getActive() == null) {</text:p>
      <text:p text:style-name="P3"><text:s text:c="12"/>activePhoto = null;</text:p>
      <text:p text:style-name="P3"><text:s text:c="8"/>} else {</text:p>
      <text:p text:style-name="P3"><text:s text:c="12"/>activePhoto = ActivePhoto.fromFingerPoint(fingerPoint, collection.getActive());</text:p>
      <text:p text:style-name="P3"><text:s text:c="8"/>}</text:p>
      <text:p text:style-name="Preformatted_20_Text"><text:s text:c="4"/>}</text:p>
      <text:p text:style-name="Preformatted_20_Text"/>
      <text:p text:style-name="P1"><text:s text:c="4"/>private void movePhoto() {</text:p>
      <text:p text:style-name="P1"><text:s text:c="8"/>if (inputState.worldFingerPoints().size() &gt; 1) {</text:p>
      <text:p text:style-name="P3"><text:s text:c="12"/>Point p1 = inputState.worldFingerPoints().get(0);</text:p>
      <text:p text:style-name="P3"><text:s text:c="12"/>Point p2 = inputState.worldFingerPoints().get(1);</text:p>
      <text:p text:style-name="P3"><text:s text:c="12"/>Point pDiff = p2.minus(p1);</text:p>
      <text:p text:style-name="P3"><text:s text:c="12"/>double currentFingerAngle = Math.toDegrees(Math.atan2(pDiff.y, pDiff.x));</text:p>
      <text:p text:style-name="P3"><text:s text:c="12"/>if (previousFingerAngle != null) {</text:p>
      <text:p text:style-name="P3"><text:s text:c="16"/>double diffAngle = currentFingerAngle - previousFingerAngle;</text:p>
      <text:p text:style-name="P1"><text:s text:c="16"/>activePhoto.addAngle((float) diffAngle);</text:p>
      <text:p text:style-name="Preformatted_20_Text"><text:s text:c="12"/>}</text:p>
      <text:p text:style-name="P3"><text:s text:c="12"/>previousFingerAngle = new Double(currentFingerAngle);</text:p>
      <text:p text:style-name="P3"><text:s text:c="8"/>} else {</text:p>
      <text:p text:style-name="P3"><text:s text:c="12"/>previousFingerAngle = null;</text:p>
      <text:p text:style-name="P3"><text:s text:c="8"/>}</text:p>
      <text:p text:style-name="P1"><text:s text:c="8"/>activePhoto.move(inputState.worldFingerPoints().get(0));</text:p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./photobox/src/com/photobox/input/OffsetTracker.java</text:p>
      <text:p text:style-name="Preformatted_20_Text">package com.photobox.input;</text:p>
      <text:p text:style-name="Preformatted_20_Text"/>
      <text:p text:style-name="Preformatted_20_Text">import android.view.MotionEvent;</text:p>
      <text:p text:style-name="Preformatted_20_Text"/>
      <text:p text:style-name="Preformatted_20_Text">import com.photobox.world.Point;</text:p>
      <text:p text:style-name="Preformatted_20_Text"/>
      <text:p text:style-name="P3">public class OffsetTracker {</text:p>
      <text:p text:style-name="Preformatted_20_Text"/>
      <text:p text:style-name="Preformatted_20_Text"><text:s text:c="4"/>private Point previousPoint = null;</text:p>
      <text:p text:style-name="Preformatted_20_Text"><text:s text:c="4"/>private Point offset = null;</text:p>
      <text:p text:style-name="Preformatted_20_Text"/>
      <text:p text:style-name="P3"><text:s text:c="4"/>public void onTouchEvent(MotionEvent event) {</text:p>
      <text:p text:style-name="P3"><text:s text:c="8"/>Point currentPoint = new Point(event.getX(), event.getY());</text:p>
      <text:p text:style-name="P3"><text:s text:c="8"/>if (previousPoint != null) {</text:p>
      <text:p text:style-name="P3"><text:s text:c="12"/>offset = currentPoint.minus(previousPoint);</text:p>
      <text:p text:style-name="P3"><text:s text:c="8"/>}</text:p>
      <text:p text:style-name="P3"><text:s text:c="8"/>previousPoint = currentPoint;</text:p>
      <text:p text:style-name="P3"><text:s text:c="4"/>}</text:p>
      <text:p text:style-name="P3"/>
      <text:p text:style-name="P3"><text:soft-page-break/><text:s text:c="4"/>public Point getOffset() {</text:p>
      <text:p text:style-name="P3"><text:s text:c="8"/>return offset;</text:p>
      <text:p text:style-name="P3"><text:s text:c="4"/>}</text:p>
      <text:p text:style-name="Preformatted_20_Text"/>
      <text:p text:style-name="Preformatted_20_Text">}</text:p>
      <text:p text:style-name="Preformatted_20_Text"/>
      <text:p text:style-name="Preformatted_20_Text">./photobox/src/com/photobox/input/InputState.java</text:p>
      <text:p text:style-name="Preformatted_20_Text">package com.photobox.input;</text:p>
      <text:p text:style-name="Preformatted_20_Text"/>
      <text:p text:style-name="Preformatted_20_Text">import android.content.Context;</text:p>
      <text:p text:style-name="Preformatted_20_Text">import android.view.MotionEvent;</text:p>
      <text:p text:style-name="Preformatted_20_Text"/>
      <text:p text:style-name="Preformatted_20_Text">import java.util.ArrayList;</text:p>
      <text:p text:style-name="Preformatted_20_Text">import java.util.List;</text:p>
      <text:p text:style-name="Preformatted_20_Text"/>
      <text:p text:style-name="Preformatted_20_Text">import com.photobox.world.Point;</text:p>
      <text:p text:style-name="Preformatted_20_Text">import com.photobox.renderer.WorldMapping;</text:p>
      <text:p text:style-name="Preformatted_20_Text"/>
      <text:p text:style-name="P1">public class InputState {</text:p>
      <text:p text:style-name="Preformatted_20_Text"/>
      <text:p text:style-name="Preformatted_20_Text"><text:s text:c="4"/>private OffsetTracker offsetTracker = new OffsetTracker();</text:p>
      <text:p text:style-name="Preformatted_20_Text"><text:s text:c="4"/>private ScaleHandler scaleHandler;</text:p>
      <text:p text:style-name="Preformatted_20_Text"><text:s text:c="4"/>private ThrowHandler throwHandler;</text:p>
      <text:p text:style-name="Preformatted_20_Text"><text:s text:c="4"/>private boolean isDown;</text:p>
      <text:p text:style-name="Preformatted_20_Text"><text:s text:c="4"/>private boolean isUp;</text:p>
      <text:p text:style-name="Preformatted_20_Text"><text:s text:c="4"/>private boolean isMove;</text:p>
      <text:p text:style-name="Preformatted_20_Text"><text:s text:c="4"/>private WorldMapping mapping;</text:p>
      <text:p text:style-name="Preformatted_20_Text"><text:s text:c="4"/>private List&lt;Point&gt; points;</text:p>
      <text:p text:style-name="Preformatted_20_Text"/>
      <text:p text:style-name="P3"><text:s text:c="4"/>public InputState(Context context, WorldMapping mapping) {</text:p>
      <text:p text:style-name="P3"><text:s text:c="8"/>scaleHandler = new ScaleHandler(context);</text:p>
      <text:p text:style-name="P3"><text:s text:c="8"/>throwHandler = new ThrowHandler(context);</text:p>
      <text:p text:style-name="P3"><text:s text:c="8"/>this.mapping = mapping;</text:p>
      <text:p text:style-name="P3"><text:s text:c="4"/>}</text:p>
      <text:p text:style-name="P3"/>
      <text:p text:style-name="P3"><text:s text:c="4"/>public void onTouchEvent(MotionEvent event) {</text:p>
      <text:p text:style-name="P3"><text:s text:c="8"/>points = new ArrayList&lt;Point&gt;();</text:p>
      <text:p text:style-name="P3"><text:s text:c="8"/>for (int i=0; i&lt;event.getPointerCount(); i++) {</text:p>
      <text:p text:style-name="P3"><text:s text:c="12"/>points.add(extractWorldPoint(event, i));</text:p>
      <text:p text:style-name="P3"><text:s text:c="8"/>}</text:p>
      <text:p text:style-name="P3"><text:s text:c="8"/>offsetTracker.onTouchEvent(event);</text:p>
      <text:p text:style-name="P3"><text:s text:c="8"/>scaleHandler.onTouchEvent(event);</text:p>
      <text:p text:style-name="P3"><text:s text:c="8"/>throwHandler.onTouchEvent(event);</text:p>
      <text:p text:style-name="P3"><text:s text:c="8"/>isDown = event.getAction() == MotionEvent.ACTION_DOWN;</text:p>
      <text:p text:style-name="P3"><text:s text:c="8"/>isUp = event.getAction() == MotionEvent.ACTION_UP;</text:p>
      <text:p text:style-name="P3"><text:s text:c="8"/>isMove = event.getAction() == MotionEvent.ACTION_MOVE;</text:p>
      <text:p text:style-name="P3"><text:s text:c="4"/>}</text:p>
      <text:p text:style-name="P3"/>
      <text:p text:style-name="P3"><text:s text:c="4"/>public Point getMoveOffset() {</text:p>
      <text:p text:style-name="P3"><text:s text:c="8"/>return offsetTracker.getOffset();</text:p>
      <text:p text:style-name="P3"><text:s text:c="4"/>}</text:p>
      <text:p text:style-name="P3"/>
      <text:p text:style-name="P3"><text:s text:c="4"/>public float getRegisteredScaleFactor() {</text:p>
      <text:p text:style-name="P3"><text:s text:c="8"/>return scaleHandler.getRegisteredScaleFactor();</text:p>
      <text:p text:style-name="P3"><text:s text:c="4"/>}</text:p>
      <text:p text:style-name="P3"/>
      <text:p text:style-name="P3"><text:s text:c="4"/>public boolean getRegistredDoubleTap() {</text:p>
      <text:p text:style-name="P3"><text:s text:c="8"/>return throwHandler.getRegistredDoubleTap();</text:p>
      <text:p text:style-name="P3"><text:soft-page-break/><text:s text:c="4"/>}</text:p>
      <text:p text:style-name="P3"/>
      <text:p text:style-name="P3"><text:s text:c="4"/>public boolean isDown() {</text:p>
      <text:p text:style-name="P3"><text:s text:c="8"/>return isDown;</text:p>
      <text:p text:style-name="P3"><text:s text:c="4"/>}</text:p>
      <text:p text:style-name="P3"/>
      <text:p text:style-name="P3"><text:s text:c="4"/>public boolean isUp() {</text:p>
      <text:p text:style-name="P3"><text:s text:c="8"/>return isUp;</text:p>
      <text:p text:style-name="P3"><text:s text:c="4"/>}</text:p>
      <text:p text:style-name="P3"/>
      <text:p text:style-name="P3"><text:s text:c="4"/>public boolean isMove() {</text:p>
      <text:p text:style-name="P3"><text:s text:c="8"/>return isMove;</text:p>
      <text:p text:style-name="P3"><text:s text:c="4"/>}</text:p>
      <text:p text:style-name="P3"/>
      <text:p text:style-name="P3"><text:s text:c="4"/>public List&lt;Point&gt; worldFingerPoints() {</text:p>
      <text:p text:style-name="P3"><text:s text:c="8"/>return points;</text:p>
      <text:p text:style-name="P3"><text:s text:c="4"/>}</text:p>
      <text:p text:style-name="P3"/>
      <text:p text:style-name="P3"><text:s text:c="4"/>public boolean isOneFingerDown() {</text:p>
      <text:p text:style-name="P3"><text:s text:c="8"/>return worldFingerPoints().size() == 1;</text:p>
      <text:p text:style-name="P3"><text:s text:c="4"/>}</text:p>
      <text:p text:style-name="P3"/>
      <text:p text:style-name="P3"><text:s text:c="4"/>private Point extractWorldPoint(MotionEvent event, int which) {</text:p>
      <text:p text:style-name="P3"><text:s text:c="8"/>return mapping.toWorld(new Point(event.getX(which), event.getY(which)));</text:p>
      <text:p text:style-name="P3"><text:s text:c="4"/>}</text:p>
      <text:p text:style-name="Preformatted_20_Text"/>
      <text:p text:style-name="Preformatted_20_Text">}</text:p>
      <text:p text:style-name="Preformatted_20_Text"/>
      <text:p text:style-name="Preformatted_20_Text">./photobox/src/com/photobox/input/ThrowHandler.java</text:p>
      <text:p text:style-name="Preformatted_20_Text">package com.photobox.input;</text:p>
      <text:p text:style-name="Preformatted_20_Text"/>
      <text:p text:style-name="Preformatted_20_Text">import android.content.Context;</text:p>
      <text:p text:style-name="Preformatted_20_Text">import android.view.GestureDetector;</text:p>
      <text:p text:style-name="Preformatted_20_Text">import android.view.MotionEvent;</text:p>
      <text:p text:style-name="Preformatted_20_Text"/>
      <text:p text:style-name="P1">public class ThrowHandler {</text:p>
      <text:p text:style-name="Preformatted_20_Text"/>
      <text:p text:style-name="Preformatted_20_Text"><text:s text:c="4"/>public GestureDetector gestureDetector;</text:p>
      <text:p text:style-name="Preformatted_20_Text"><text:s text:c="4"/>boolean doubleTap = false;</text:p>
      <text:p text:style-name="Preformatted_20_Text"/>
      <text:p text:style-name="Preformatted_20_Text"><text:s text:c="4"/>public ThrowHandler(Context context) {</text:p>
      <text:p text:style-name="Preformatted_20_Text"><text:s text:c="8"/>gestureDetector = new GestureDetector(context, new GestureListener());</text:p>
      <text:p text:style-name="Preformatted_20_Text"><text:s text:c="4"/>}</text:p>
      <text:p text:style-name="Preformatted_20_Text"/>
      <text:p text:style-name="P3"><text:s text:c="4"/>public void onTouchEvent(MotionEvent event) {</text:p>
      <text:p text:style-name="P3"><text:s text:c="8"/>resetDoubleTap();</text:p>
      <text:p text:style-name="P3"><text:s text:c="8"/>gestureDetector.onTouchEvent(event);</text:p>
      <text:p text:style-name="P3"><text:s text:c="4"/>}</text:p>
      <text:p text:style-name="P3"/>
      <text:p text:style-name="P3"><text:s text:c="4"/>public boolean getRegistredDoubleTap () {</text:p>
      <text:p text:style-name="P3"><text:s text:c="8"/>return doubleTap;</text:p>
      <text:p text:style-name="P3"><text:s text:c="4"/>}</text:p>
      <text:p text:style-name="P3"/>
      <text:p text:style-name="P3"><text:s text:c="4"/>private void resetDoubleTap() {</text:p>
      <text:p text:style-name="P3"><text:s text:c="8"/>doubleTap = false;</text:p>
      <text:p text:style-name="P3"><text:s text:c="4"/>}</text:p>
      <text:p text:style-name="P3"/>
      <text:p text:style-name="P3"><text:s text:c="4"/>private class GestureListener extends</text:p>
      <text:p text:style-name="P3"><text:soft-page-break/><text:s text:c="12"/>GestureDetector.SimpleOnGestureListener {</text:p>
      <text:p text:style-name="P3"><text:s text:c="8"/>@Override</text:p>
      <text:p text:style-name="P3"><text:s text:c="8"/>public boolean onDown(MotionEvent event) {</text:p>
      <text:p text:style-name="P3"><text:s text:c="12"/>return true;</text:p>
      <text:p text:style-name="P3"><text:s text:c="8"/>}</text:p>
      <text:p text:style-name="P3"><text:s text:c="8"/>@Override</text:p>
      <text:p text:style-name="P3"><text:s text:c="8"/>public boolean onDoubleTap(MotionEvent event) {</text:p>
      <text:p text:style-name="P3"><text:s text:c="12"/>doubleTap = true;</text:p>
      <text:p text:style-name="P3"><text:s text:c="12"/>return true;</text:p>
      <text:p text:style-name="P3"><text:s text:c="8"/>}</text:p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./photobox/src/com/photobox/PhotoboxActivity.java</text:p>
      <text:p text:style-name="Preformatted_20_Text">package com.photobox;</text:p>
      <text:p text:style-name="Preformatted_20_Text"/>
      <text:p text:style-name="Preformatted_20_Text">import android.app.Activity;</text:p>
      <text:p text:style-name="Preformatted_20_Text">import android.os.Bundle;</text:p>
      <text:p text:style-name="Preformatted_20_Text">import android.view.View;</text:p>
      <text:p text:style-name="Preformatted_20_Text">import android.view.ViewGroup;</text:p>
      <text:p text:style-name="Preformatted_20_Text">import android.view.Window;</text:p>
      <text:p text:style-name="Preformatted_20_Text">import android.view.WindowManager;</text:p>
      <text:p text:style-name="Preformatted_20_Text">import android.widget.AdapterView;</text:p>
      <text:p text:style-name="Preformatted_20_Text"/>
      <text:p text:style-name="Preformatted_20_Text">public class PhotoboxActivity extends Activity {</text:p>
      <text:p text:style-name="Preformatted_20_Text"><text:s text:c="4"/>@Override</text:p>
      <text:p text:style-name="Preformatted_20_Text"><text:s text:c="4"/>public void onCreate(Bundle savedInstanceState) {</text:p>
      <text:p text:style-name="Preformatted_20_Text"><text:s text:c="8"/>super.onCreate(savedInstanceState);</text:p>
      <text:p text:style-name="Preformatted_20_Text"><text:s text:c="8"/>requestWindowFeature(Window.FEATURE_NO_TITLE);</text:p>
      <text:p text:style-name="P1"><text:s text:c="8"/>getWindow().setFlags(WindowManager.LayoutParams.FLAG_FULLSCREEN,</text:p>
      <text:p text:style-name="P1"><text:s text:c="16"/>WindowManager.LayoutParams.FLAG_FULLSCREEN);</text:p>
      <text:p text:style-name="Preformatted_20_Text"><text:s text:c="8"/>setContentView(R.layout.main);</text:p>
      <text:p text:style-name="Preformatted_20_Text"><text:s text:c="4"/>}</text:p>
      <text:p text:style-name="Preformatted_20_Text"/>
      <text:p text:style-name="Preformatted_20_Text"><text:s text:c="4"/>@Override</text:p>
      <text:p text:style-name="P3"><text:s text:c="4"/>protected void onDestroy() {</text:p>
      <text:p text:style-name="P3"><text:s text:c="8"/>super.onDestroy();</text:p>
      <text:p text:style-name="P3"/>
      <text:p text:style-name="P3"><text:s text:c="8"/>cleanOldViews(findViewById(R.id.ourCustomView1));</text:p>
      <text:p text:style-name="P3"><text:s text:c="8"/>System.gc();</text:p>
      <text:p text:style-name="Preformatted_20_Text"><text:s text:c="4"/>}</text:p>
      <text:p text:style-name="Preformatted_20_Text"/>
      <text:p text:style-name="P3"><text:s text:c="4"/>private void cleanOldViews(View view) {</text:p>
      <text:p text:style-name="P4"><text:s text:c="8"/>if (view.getBackground() != null) {</text:p>
      <text:p text:style-name="P4"><text:s text:c="12"/>view.getBackground().setCallback(null);</text:p>
      <text:p text:style-name="P4"><text:s text:c="8"/>}</text:p>
      <text:p text:style-name="P4"><text:s text:c="8"/>if (view instanceof ViewGroup &amp;&amp; (view instanceof AdapterView)) {</text:p>
      <text:p text:style-name="P4"><text:s text:c="12"/>for (int i = 0; i &lt; ((ViewGroup) view).getChildCount(); i++) {</text:p>
      <text:p text:style-name="P4"><text:s text:c="16"/>cleanOldViews(((ViewGroup) view).getChildAt(i));</text:p>
      <text:p text:style-name="P4"><text:s text:c="12"/>}</text:p>
      <text:p text:style-name="P4"><text:s text:c="8"/>((ViewGroup) view).removeAllViews();</text:p>
      <text:p text:style-name="P4"><text:s text:c="8"/>}</text:p>
      <text:p text:style-name="Preformatted_20_Text"><text:s text:c="4"/>}</text:p>
      <text:p text:style-name="Preformatted_20_Text">}</text:p>
      <text:p text:style-name="Preformatted_20_Text">./photobox/src/com/photobox/OurCustomView.java</text:p>
      <text:p text:style-name="Preformatted_20_Text">package com.photobox;</text:p>
      <text:p text:style-name="Preformatted_20_Text"/>
      <text:p text:style-name="Preformatted_20_Text"><text:soft-page-break/>import android.content.Context;</text:p>
      <text:p text:style-name="Preformatted_20_Text">import android.content.res.Resources;</text:p>
      <text:p text:style-name="Preformatted_20_Text">import android.graphics.Canvas;</text:p>
      <text:p text:style-name="Preformatted_20_Text">import android.util.AttributeSet;</text:p>
      <text:p text:style-name="Preformatted_20_Text">import android.view.MotionEvent;</text:p>
      <text:p text:style-name="Preformatted_20_Text">import android.view.View;</text:p>
      <text:p text:style-name="Preformatted_20_Text"/>
      <text:p text:style-name="Preformatted_20_Text">import com.photobox.input.ImportHandler;</text:p>
      <text:p text:style-name="Preformatted_20_Text">import com.photobox.input.InputHandler;</text:p>
      <text:p text:style-name="Preformatted_20_Text">import com.photobox.renderer.Renderer;</text:p>
      <text:p text:style-name="Preformatted_20_Text">import com.photobox.renderer.WorldMapping;</text:p>
      <text:p text:style-name="Preformatted_20_Text">import com.photobox.world.GraphicalDebugger;</text:p>
      <text:p text:style-name="Preformatted_20_Text">import com.photobox.world.PhotoCollection;</text:p>
      <text:p text:style-name="Preformatted_20_Text"/>
      <text:p text:style-name="P1">public class OurCustomView extends View {</text:p>
      <text:p text:style-name="Preformatted_20_Text"/>
      <text:p text:style-name="Preformatted_20_Text"><text:s text:c="4"/>private GraphicalDebugger debugger;</text:p>
      <text:p text:style-name="Preformatted_20_Text"><text:s text:c="4"/>private PhotoCollection collection;</text:p>
      <text:p text:style-name="Preformatted_20_Text"><text:s text:c="4"/>private WorldMapping mapping;</text:p>
      <text:p text:style-name="Preformatted_20_Text"><text:s text:c="4"/>private InputHandler inputHandler;</text:p>
      <text:p text:style-name="Preformatted_20_Text"><text:s text:c="4"/>private Renderer renderer;</text:p>
      <text:p text:style-name="Preformatted_20_Text"/>
      <text:p text:style-name="Preformatted_20_Text"><text:s text:c="4"/>public OurCustomView(Context context) {</text:p>
      <text:p text:style-name="Preformatted_20_Text"><text:s text:c="8"/>this(context, null, 0);</text:p>
      <text:p text:style-name="Preformatted_20_Text"><text:s text:c="4"/>}</text:p>
      <text:p text:style-name="Preformatted_20_Text"/>
      <text:p text:style-name="Preformatted_20_Text"><text:s text:c="4"/>public OurCustomView(Context context, AttributeSet attrs) {</text:p>
      <text:p text:style-name="Preformatted_20_Text"><text:s text:c="8"/>this(context, attrs, 0);</text:p>
      <text:p text:style-name="Preformatted_20_Text"><text:s text:c="4"/>}</text:p>
      <text:p text:style-name="Preformatted_20_Text"/>
      <text:p text:style-name="Preformatted_20_Text"><text:s text:c="4"/>public OurCustomView(Context context, AttributeSet attrs, int defStyle) {</text:p>
      <text:p text:style-name="Preformatted_20_Text"><text:s text:c="8"/>super(context, attrs, defStyle);</text:p>
      <text:p text:style-name="Preformatted_20_Text"><text:s text:c="8"/>mapping = new WorldMapping(context);</text:p>
      <text:p text:style-name="Preformatted_20_Text"><text:s text:c="8"/>collection = new PhotoCollection();</text:p>
      <text:p text:style-name="Preformatted_20_Text"><text:s text:c="8"/>inputHandler = new InputHandler(context, mapping, collection);</text:p>
      <text:p text:style-name="Preformatted_20_Text"><text:s text:c="8"/>debugger = new GraphicalDebugger(mapping);</text:p>
      <text:p text:style-name="Preformatted_20_Text"><text:s text:c="8"/>renderer = new Renderer(debugger, mapping, collection);</text:p>
      <text:p text:style-name="Preformatted_20_Text"/>
      <text:p text:style-name="Preformatted_20_Text"><text:s text:c="8"/>ImportHandler importHandler = new ImportHandler();</text:p>
      <text:p text:style-name="Preformatted_20_Text"><text:s text:c="8"/>Resources resources = getResources();</text:p>
      <text:p text:style-name="Preformatted_20_Text"><text:s text:c="8"/>importHandler.importPhotos(collection, resources);</text:p>
      <text:p text:style-name="Preformatted_20_Text"><text:s text:c="4"/>}</text:p>
      <text:p text:style-name="Preformatted_20_Text"/>
      <text:p text:style-name="Preformatted_20_Text"><text:s text:c="4"/>@Override</text:p>
      <text:p text:style-name="Preformatted_20_Text"><text:s text:c="4"/>public boolean onTouchEvent(MotionEvent event) {</text:p>
      <text:p text:style-name="P1"><text:s text:c="8"/>inputHandler.onTouchEvent(event);</text:p>
      <text:p text:style-name="P1"><text:s text:c="8"/>debugger.storeFingerPoints(event);</text:p>
      <text:p text:style-name="P3"><text:s text:c="8"/>invalidate();</text:p>
      <text:p text:style-name="P3"><text:s text:c="8"/>return true;</text:p>
      <text:p text:style-name="Preformatted_20_Text"><text:s text:c="4"/>}</text:p>
      <text:p text:style-name="Preformatted_20_Text"/>
      <text:p text:style-name="Preformatted_20_Text"><text:s text:c="4"/>@Override</text:p>
      <text:p text:style-name="Preformatted_20_Text"><text:s text:c="4"/>protected void onDraw(Canvas canvas) {</text:p>
      <text:p text:style-name="P3"><text:s text:c="8"/>super.onDraw(canvas);</text:p>
      <text:p text:style-name="P1"><text:s text:c="8"/>renderer.onDraw(canvas);</text:p>
      <text:p text:style-name="Preformatted_20_Text"><text:s text:c="4"/>}</text:p>
      <text:p text:style-name="Preformatted_20_Text"/>
      <text:p text:style-name="Preformatted_20_Text">}</text:p>
      <text:p text:style-name="Preformatted_20_Text"><text:soft-page-break/></text:p>
      <text:p text:style-name="Preformatted_20_Text">./photobox/src/com/photobox/world/ActivePhoto.java</text:p>
      <text:p text:style-name="Preformatted_20_Text">package com.photobox.world;</text:p>
      <text:p text:style-name="Preformatted_20_Text"/>
      <text:p text:style-name="P3">public class ActivePhoto {</text:p>
      <text:p text:style-name="P3"/>
      <text:p text:style-name="P3"><text:s text:c="4"/>private Photo photo;</text:p>
      <text:p text:style-name="P3"><text:s text:c="4"/>private Point fingerOffset;</text:p>
      <text:p text:style-name="P3"/>
      <text:p text:style-name="P3"><text:s text:c="4"/>public ActivePhoto(Photo photo, Point fingerOffset) {</text:p>
      <text:p text:style-name="P3"><text:s text:c="8"/>this.photo = photo;</text:p>
      <text:p text:style-name="P3"><text:s text:c="8"/>this.fingerOffset = fingerOffset;</text:p>
      <text:p text:style-name="P3"><text:s text:c="4"/>}</text:p>
      <text:p text:style-name="P3"/>
      <text:p text:style-name="P3"><text:s text:c="4"/>public static ActivePhoto fromFingerPoint(Point fingerPoint, Photo photo) {</text:p>
      <text:p text:style-name="P3"><text:s text:c="8"/>Point offset = fingerPoint.minus(photo.getCenterPoint());</text:p>
      <text:p text:style-name="P3"><text:s text:c="8"/>return new ActivePhoto(photo, offset);</text:p>
      <text:p text:style-name="P3"><text:s text:c="4"/>}</text:p>
      <text:p text:style-name="P3"/>
      <text:p text:style-name="P3"><text:s text:c="4"/>public void move(Point fingerAt) {</text:p>
      <text:p text:style-name="P3"><text:s text:c="8"/>photo.setCenterPoint(fingerAt.minus(fingerOffset));</text:p>
      <text:p text:style-name="P3"><text:s text:c="4"/>}</text:p>
      <text:p text:style-name="P3"/>
      <text:p text:style-name="P3"><text:s text:c="4"/>public void addAngle(float diffAngle) {</text:p>
      <text:p text:style-name="P3"><text:s text:c="8"/>photo.angle += diffAngle;</text:p>
      <text:p text:style-name="P3"><text:s text:c="4"/>}</text:p>
      <text:p text:style-name="P3"/>
      <text:p text:style-name="P3">}</text:p>
      <text:p text:style-name="Preformatted_20_Text"/>
      <text:p text:style-name="Preformatted_20_Text">./photobox/src/com/photobox/world/GraphicalDebugger.java</text:p>
      <text:p text:style-name="Preformatted_20_Text">package com.photobox.world;</text:p>
      <text:p text:style-name="Preformatted_20_Text"/>
      <text:p text:style-name="Preformatted_20_Text">import java.util.ArrayList;</text:p>
      <text:p text:style-name="Preformatted_20_Text">import java.util.List;</text:p>
      <text:p text:style-name="Preformatted_20_Text"/>
      <text:p text:style-name="Preformatted_20_Text">import android.graphics.Canvas;</text:p>
      <text:p text:style-name="Preformatted_20_Text">import android.graphics.Color;</text:p>
      <text:p text:style-name="Preformatted_20_Text">import android.graphics.Paint;</text:p>
      <text:p text:style-name="Preformatted_20_Text">import android.view.MotionEvent;</text:p>
      <text:p text:style-name="Preformatted_20_Text"/>
      <text:p text:style-name="Preformatted_20_Text">import com.photobox.renderer.WorldMapping;</text:p>
      <text:p text:style-name="Preformatted_20_Text"/>
      <text:p text:style-name="P1">public class GraphicalDebugger {</text:p>
      <text:p text:style-name="Preformatted_20_Text"/>
      <text:p text:style-name="Preformatted_20_Text"><text:s text:c="4"/>public static final boolean IN_DEBUG_MODE = false;</text:p>
      <text:p text:style-name="Preformatted_20_Text"/>
      <text:p text:style-name="Preformatted_20_Text"><text:s text:c="4"/>private static final float SMALL_RADIUS = 3;</text:p>
      <text:p text:style-name="Preformatted_20_Text"><text:s text:c="4"/>private static final float BIG_RADIUS = 10;</text:p>
      <text:p text:style-name="Preformatted_20_Text"><text:s text:c="4"/>private static final float HALF_AXIS_LENGTH = 20;</text:p>
      <text:p text:style-name="Preformatted_20_Text"/>
      <text:p text:style-name="Preformatted_20_Text"><text:s text:c="4"/>private WorldMapping mapper;</text:p>
      <text:p text:style-name="Preformatted_20_Text"/>
      <text:p text:style-name="Preformatted_20_Text"><text:s text:c="4"/>private List&lt;Point&gt; fingerPoints = new ArrayList&lt;Point&gt;();</text:p>
      <text:p text:style-name="Preformatted_20_Text"/>
      <text:p text:style-name="Preformatted_20_Text"><text:s text:c="4"/>public GraphicalDebugger(WorldMapping mapper) {</text:p>
      <text:p text:style-name="Preformatted_20_Text"><text:s text:c="8"/>this.mapper = mapper;</text:p>
      <text:p text:style-name="Preformatted_20_Text"><text:s text:c="4"/>}</text:p>
      <text:p text:style-name="Preformatted_20_Text"/>
      <text:p text:style-name="P3"><text:soft-page-break/><text:s text:c="4"/>public void storeFingerPoints(MotionEvent event) {</text:p>
      <text:p text:style-name="P3"><text:s text:c="8"/>if (!IN_DEBUG_MODE) {</text:p>
      <text:p text:style-name="P3"><text:s text:c="12"/>return;</text:p>
      <text:p text:style-name="P3"><text:s text:c="8"/>}</text:p>
      <text:p text:style-name="P3"><text:s text:c="8"/>fingerPoints.clear();</text:p>
      <text:p text:style-name="P3"><text:s text:c="8"/>for (int i = 0; i &lt; event.getPointerCount(); i++) {</text:p>
      <text:p text:style-name="P3"><text:s text:c="11"/>fingerPoints.add(mapper.toWorld(new Point(event.getX(i), event.getY(i))));</text:p>
      <text:p text:style-name="P3"><text:s text:c="8"/>}</text:p>
      <text:p text:style-name="P3"><text:s text:c="4"/>}</text:p>
      <text:p text:style-name="Preformatted_20_Text"/>
      <text:p text:style-name="P1"><text:s text:c="4"/>public void debugWorld(Canvas canvas) {</text:p>
      <text:p text:style-name="P1"><text:s text:c="8"/>if (!IN_DEBUG_MODE) {</text:p>
      <text:p text:style-name="P1"><text:s text:c="12"/>return;</text:p>
      <text:p text:style-name="P1"><text:s text:c="8"/>}</text:p>
      <text:p text:style-name="P1"><text:s text:c="8"/>renderAxis(canvas);</text:p>
      <text:p text:style-name="P1"><text:s text:c="8"/>renderFingers(canvas);</text:p>
      <text:p text:style-name="P1"><text:s text:c="4"/>}</text:p>
      <text:p text:style-name="Preformatted_20_Text"/>
      <text:p text:style-name="P1"><text:s text:c="4"/>public void debugPhoto(Canvas canvas, Photo photo) {</text:p>
      <text:p text:style-name="P1"><text:s text:c="8"/>if (!IN_DEBUG_MODE) {</text:p>
      <text:p text:style-name="P1"><text:s text:c="12"/>return;</text:p>
      <text:p text:style-name="P1"><text:s text:c="8"/>}</text:p>
      <text:p text:style-name="P1"><text:s text:c="8"/>drawCenterPoint(canvas);</text:p>
      <text:p text:style-name="P1"><text:s text:c="8"/>printAngle(canvas, photo);</text:p>
      <text:p text:style-name="P1"><text:s text:c="4"/>}</text:p>
      <text:p text:style-name="Preformatted_20_Text"/>
      <text:p text:style-name="P3"><text:s text:c="4"/>private void renderAxis(Canvas canvas) {</text:p>
      <text:p text:style-name="P3"><text:s text:c="8"/>Paint xAxisPaint = new Paint();</text:p>
      <text:p text:style-name="P3"><text:s text:c="8"/>xAxisPaint.setARGB(255, 0, 0, 255);</text:p>
      <text:p text:style-name="P3"><text:s text:c="8"/>Paint yAxisPaint = new Paint();</text:p>
      <text:p text:style-name="P3"><text:s text:c="8"/>yAxisPaint.setARGB(255, 255, 0, 0);</text:p>
      <text:p text:style-name="P3"><text:s text:c="8"/>canvas.drawLine(-HALF_AXIS_LENGTH, 0, HALF_AXIS_LENGTH, 0, xAxisPaint);</text:p>
      <text:p text:style-name="P3"><text:s text:c="8"/>canvas.drawCircle(HALF_AXIS_LENGTH, 0, SMALL_RADIUS, xAxisPaint);</text:p>
      <text:p text:style-name="P3"><text:s text:c="8"/>canvas.drawLine(0, -HALF_AXIS_LENGTH, 0, HALF_AXIS_LENGTH, yAxisPaint);</text:p>
      <text:p text:style-name="P3"><text:s text:c="8"/>canvas.drawCircle(0, HALF_AXIS_LENGTH, SMALL_RADIUS, yAxisPaint);</text:p>
      <text:p text:style-name="P3"><text:s text:c="4"/>}</text:p>
      <text:p text:style-name="P3"/>
      <text:p text:style-name="P3"><text:s text:c="4"/>private void renderFingers(Canvas canvas) {</text:p>
      <text:p text:style-name="P3"><text:s text:c="8"/>Paint fingerPaint = new Paint();</text:p>
      <text:p text:style-name="P3"><text:s text:c="8"/>fingerPaint.setColor(Color.GREEN);</text:p>
      <text:p text:style-name="P3"><text:s text:c="8"/>for (Point p : fingerPoints) {</text:p>
      <text:p text:style-name="P3"><text:s text:c="12"/>canvas.drawCircle(p.x, p.y, BIG_RADIUS, fingerPaint);</text:p>
      <text:p text:style-name="P3"><text:s text:c="8"/>}</text:p>
      <text:p text:style-name="P3"><text:s text:c="4"/>}</text:p>
      <text:p text:style-name="P3"/>
      <text:p text:style-name="P3"><text:s text:c="4"/>private void drawCenterPoint(Canvas canvas) {</text:p>
      <text:p text:style-name="P3"><text:s text:c="8"/>Paint p = new Paint();</text:p>
      <text:p text:style-name="P3"><text:s text:c="8"/>p.setColor(Color.BLUE);</text:p>
      <text:p text:style-name="P3"><text:s text:c="8"/>canvas.drawCircle(0, 0, SMALL_RADIUS, p);</text:p>
      <text:p text:style-name="P3"><text:s text:c="4"/>}</text:p>
      <text:p text:style-name="P3"/>
      <text:p text:style-name="P3"><text:s text:c="4"/>private void printAngle(Canvas canvas, Photo photo) {</text:p>
      <text:p text:style-name="P3"><text:s text:c="8"/>Paint textPaint = new Paint();</text:p>
      <text:p text:style-name="P3"><text:s text:c="8"/>textPaint.setColor(Color.BLACK);</text:p>
      <text:p text:style-name="P3"><text:s text:c="8"/>canvas.drawText("angle: " + photo.angle, 0, photo.height/2, textPaint);</text:p>
      <text:p text:style-name="P3"><text:s text:c="4"/>}</text:p>
      <text:p text:style-name="Preformatted_20_Text"/>
      <text:p text:style-name="Preformatted_20_Text"><text:soft-page-break/>}</text:p>
      <text:p text:style-name="Preformatted_20_Text"/>
      <text:p text:style-name="Preformatted_20_Text">./photobox/src/com/photobox/world/Photo.java</text:p>
      <text:p text:style-name="Preformatted_20_Text">package com.photobox.world;</text:p>
      <text:p text:style-name="Preformatted_20_Text"/>
      <text:p text:style-name="Preformatted_20_Text">import android.graphics.Bitmap;</text:p>
      <text:p text:style-name="Preformatted_20_Text"/>
      <text:p text:style-name="P1">public class Photo {</text:p>
      <text:p text:style-name="Preformatted_20_Text"/>
      <text:p text:style-name="Preformatted_20_Text"><text:s text:c="4"/>public int BORDER = 10;</text:p>
      <text:p text:style-name="Preformatted_20_Text"><text:s text:c="4"/>public float centerX = 0;</text:p>
      <text:p text:style-name="Preformatted_20_Text"><text:s text:c="4"/>public float centerY = 0;</text:p>
      <text:p text:style-name="Preformatted_20_Text"><text:s text:c="4"/>public float width;</text:p>
      <text:p text:style-name="Preformatted_20_Text"><text:s text:c="4"/>public float height;</text:p>
      <text:p text:style-name="Preformatted_20_Text"><text:s text:c="4"/>public float angle;</text:p>
      <text:p text:style-name="Preformatted_20_Text"><text:s text:c="4"/>public Bitmap image;</text:p>
      <text:p text:style-name="Preformatted_20_Text"/>
      <text:p text:style-name="P1"><text:s text:c="4"/>public Photo withSize(float w, float h) {</text:p>
      <text:p text:style-name="P1"><text:s text:c="8"/>this.width = w;</text:p>
      <text:p text:style-name="P1"><text:s text:c="8"/>this.height = h;</text:p>
      <text:p text:style-name="P1"><text:s text:c="8"/>return this;</text:p>
      <text:p text:style-name="P1"><text:s text:c="4"/>}</text:p>
      <text:p text:style-name="P1"/>
      <text:p text:style-name="P1"><text:s text:c="4"/>public Photo withAngle(float angle) {</text:p>
      <text:p text:style-name="P1"><text:s text:c="8"/>this.angle = angle;</text:p>
      <text:p text:style-name="P1"><text:s text:c="8"/>return this;</text:p>
      <text:p text:style-name="P1"><text:s text:c="4"/>}</text:p>
      <text:p text:style-name="P1"/>
      <text:p text:style-name="P1"><text:s text:c="4"/>public Photo withCenterAt(float x, float y) {</text:p>
      <text:p text:style-name="P1"><text:s text:c="8"/>centerX = x;</text:p>
      <text:p text:style-name="P1"><text:s text:c="8"/>centerY = y;</text:p>
      <text:p text:style-name="P1"><text:s text:c="8"/>return this;</text:p>
      <text:p text:style-name="P1"><text:s text:c="4"/>}</text:p>
      <text:p text:style-name="P1"/>
      <text:p text:style-name="P1"><text:s text:c="4"/>public Photo withBitmap(Bitmap bitmap) {</text:p>
      <text:p text:style-name="P1"><text:s text:c="8"/>image = bitmap;</text:p>
      <text:p text:style-name="P1"><text:s text:c="8"/>width = bitmap.getWidth() + BORDER * 2;</text:p>
      <text:p text:style-name="P1"><text:s text:c="8"/>height = bitmap.getHeight() + BORDER * 2;</text:p>
      <text:p text:style-name="P1"><text:s text:c="8"/>return this;</text:p>
      <text:p text:style-name="P1"><text:s text:c="4"/>}</text:p>
      <text:p text:style-name="P1"/>
      <text:p text:style-name="P1"><text:s text:c="4"/>public boolean pointInside(Point p) {</text:p>
      <text:p text:style-name="P1"><text:s text:c="8"/>Point p1 = Rotator.rotatePoint(p, angle);</text:p>
      <text:p text:style-name="P1"><text:s text:c="8"/>Point p2 = Rotator.rotatePoint(new Point(centerX, centerY), angle);</text:p>
      <text:p text:style-name="P1"><text:s text:c="8"/>if (p1.x &lt; p2.x - width / 2)</text:p>
      <text:p text:style-name="P1"><text:s text:c="12"/>return false;</text:p>
      <text:p text:style-name="P1"><text:s text:c="8"/>else if (p1.x &gt; p2.x + width / 2)</text:p>
      <text:p text:style-name="P1"><text:s text:c="12"/>return false;</text:p>
      <text:p text:style-name="P1"><text:s text:c="8"/>else if (p1.y &lt; p2.y - height / 2)</text:p>
      <text:p text:style-name="P1"><text:s text:c="12"/>return false;</text:p>
      <text:p text:style-name="P1"><text:s text:c="8"/>else if (p1.y &gt; p2.y + height / 2)</text:p>
      <text:p text:style-name="P1"><text:s text:c="12"/>return false;</text:p>
      <text:p text:style-name="P1"><text:s text:c="8"/>else</text:p>
      <text:p text:style-name="P1"><text:s text:c="12"/>return true;</text:p>
      <text:p text:style-name="P1"><text:s text:c="4"/>}</text:p>
      <text:p text:style-name="P1"/>
      <text:p text:style-name="P1"><text:s text:c="4"/>public void setCenterPoint(Point p) {</text:p>
      <text:p text:style-name="P1"><text:s text:c="8"/>centerX = p.x;</text:p>
      <text:p text:style-name="P1"><text:soft-page-break/><text:s text:c="8"/>centerY = p.y;</text:p>
      <text:p text:style-name="P1"><text:s text:c="4"/>}</text:p>
      <text:p text:style-name="P1"/>
      <text:p text:style-name="P1"><text:s text:c="4"/>public Point getCenterPoint() {</text:p>
      <text:p text:style-name="P1"><text:s text:c="8"/>return new Point(centerX, centerY);</text:p>
      <text:p text:style-name="P1"><text:s text:c="4"/>}</text:p>
      <text:p text:style-name="Preformatted_20_Text"/>
      <text:p text:style-name="Preformatted_20_Text">}</text:p>
      <text:p text:style-name="Preformatted_20_Text"/>
      <text:p text:style-name="Preformatted_20_Text">./photobox/src/com/photobox/world/Rotator.java</text:p>
      <text:p text:style-name="Preformatted_20_Text">package com.photobox.world;</text:p>
      <text:p text:style-name="Preformatted_20_Text"/>
      <text:p text:style-name="Preformatted_20_Text">import android.graphics.Matrix;</text:p>
      <text:p text:style-name="Preformatted_20_Text"/>
      <text:p text:style-name="P3">public class Rotator {</text:p>
      <text:p text:style-name="P3"/>
      <text:p text:style-name="P3"><text:s text:c="4"/>public static Point rotatePoint(Point p, float angle) {</text:p>
      <text:p text:style-name="P3"><text:s text:c="8"/>Matrix m = new Matrix();</text:p>
      <text:p text:style-name="P3"><text:s text:c="8"/>m.setRotate(-angle, 0, 0);</text:p>
      <text:p text:style-name="P3"/>
      <text:p text:style-name="P4"><text:s text:c="8"/>float[] dst = new float[] { 0, 0 };</text:p>
      <text:p text:style-name="P4"><text:s text:c="8"/>float[] src = new float[] { p.x, p.y };</text:p>
      <text:p text:style-name="P4"><text:s text:c="8"/>m.mapPoints(dst, src);</text:p>
      <text:p text:style-name="P4"><text:s text:c="8"/>float newX = dst[0];</text:p>
      <text:p text:style-name="P4"><text:s text:c="8"/>float newY = dst[1];</text:p>
      <text:p text:style-name="P3"/>
      <text:p text:style-name="P3"><text:s text:c="8"/>return new Point(newX, newY);</text:p>
      <text:p text:style-name="P3"><text:s text:c="4"/>}</text:p>
      <text:p text:style-name="P3"/>
      <text:p text:style-name="P3">}</text:p>
      <text:p text:style-name="Preformatted_20_Text"/>
      <text:p text:style-name="Preformatted_20_Text">./photobox/src/com/photobox/world/Point.java</text:p>
      <text:p text:style-name="Preformatted_20_Text">package com.photobox.world;</text:p>
      <text:p text:style-name="Preformatted_20_Text"/>
      <text:p text:style-name="P3">public class Point {</text:p>
      <text:p text:style-name="P3"/>
      <text:p text:style-name="P3"><text:s text:c="4"/>public final float x;</text:p>
      <text:p text:style-name="P3"><text:s text:c="4"/>public final float y;</text:p>
      <text:p text:style-name="P3"/>
      <text:p text:style-name="P3"><text:s text:c="4"/>public Point(float x, float y) {</text:p>
      <text:p text:style-name="P3"><text:s text:c="8"/>this.x = x;</text:p>
      <text:p text:style-name="P3"><text:s text:c="8"/>this.y = y;</text:p>
      <text:p text:style-name="P3"><text:s text:c="4"/>}</text:p>
      <text:p text:style-name="P3"/>
      <text:p text:style-name="P3"><text:s text:c="4"/>public Point minus(Point point) {</text:p>
      <text:p text:style-name="P3"><text:s text:c="8"/>return new Point(x - point.x, y - point.y);</text:p>
      <text:p text:style-name="P3"><text:s text:c="4"/>}</text:p>
      <text:p text:style-name="P3"/>
      <text:p text:style-name="P3"><text:s text:c="4"/>public Point plus(Point point) {</text:p>
      <text:p text:style-name="P3"><text:s text:c="8"/>return new Point(x + point.x, y + point.y);</text:p>
      <text:p text:style-name="P3"><text:s text:c="4"/>}</text:p>
      <text:p text:style-name="P3"/>
      <text:p text:style-name="P3">}</text:p>
      <text:p text:style-name="Preformatted_20_Text"/>
      <text:p text:style-name="Preformatted_20_Text">./photobox/src/com/photobox/world/PhotoCollection.java</text:p>
      <text:p text:style-name="Preformatted_20_Text">package com.photobox.world;</text:p>
      <text:p text:style-name="Preformatted_20_Text"/>
      <text:p text:style-name="Preformatted_20_Text">import java.util.ArrayList;</text:p>
      <text:p text:style-name="Preformatted_20_Text"><text:soft-page-break/>import java.util.List;</text:p>
      <text:p text:style-name="Preformatted_20_Text"/>
      <text:p text:style-name="P1">public class PhotoCollection {</text:p>
      <text:p text:style-name="P1"/>
      <text:p text:style-name="P1"><text:s text:c="4"/>private ArrayList&lt;Photo&gt; photos = new ArrayList&lt;Photo&gt;();</text:p>
      <text:p text:style-name="P1"><text:s text:c="4"/>private Photo active = null;</text:p>
      <text:p text:style-name="P1"/>
      <text:p text:style-name="P1"><text:s text:c="4"/>public void addPhoto(Photo p) {</text:p>
      <text:p text:style-name="P1"><text:s text:c="8"/>photos.add(p);</text:p>
      <text:p text:style-name="P1"><text:s text:c="4"/>}</text:p>
      <text:p text:style-name="P1"/>
      <text:p text:style-name="P1"><text:s text:c="4"/>public List&lt;Photo&gt; getPhotos() {</text:p>
      <text:p text:style-name="P1"><text:s text:c="8"/>return photos;</text:p>
      <text:p text:style-name="P1"><text:s text:c="4"/>}</text:p>
      <text:p text:style-name="P1"/>
      <text:p text:style-name="P1"><text:s text:c="4"/>public Photo getActive() {</text:p>
      <text:p text:style-name="P1"><text:s text:c="8"/>return active;</text:p>
      <text:p text:style-name="P1"><text:s text:c="4"/>}</text:p>
      <text:p text:style-name="P1"/>
      <text:p text:style-name="P1"><text:s text:c="4"/>public void fingerDown(Point p) {</text:p>
      <text:p text:style-name="P1"><text:s text:c="8"/>active = findPhotoAt(p);</text:p>
      <text:p text:style-name="P1"><text:s text:c="8"/>if (active != null) {</text:p>
      <text:p text:style-name="P1"><text:s text:c="12"/>moveElementToEndOfList(active);</text:p>
      <text:p text:style-name="P1"><text:s text:c="8"/>}</text:p>
      <text:p text:style-name="P1"><text:s text:c="4"/>}</text:p>
      <text:p text:style-name="P1"/>
      <text:p text:style-name="P1"><text:s text:c="4"/>private Photo findPhotoAt(Point p) {</text:p>
      <text:p text:style-name="P3"><text:s text:c="8"/>for (int i = photos.size() - 1; i &gt;= 0; i--) {</text:p>
      <text:p text:style-name="P3"><text:s text:c="12"/>Photo photo = photos.get(i);</text:p>
      <text:p text:style-name="P1"><text:s text:c="12"/>if (photo.pointInside(p)) {</text:p>
      <text:p text:style-name="P1"><text:s text:c="16"/>return photo;</text:p>
      <text:p text:style-name="P1"><text:s text:c="12"/>}</text:p>
      <text:p text:style-name="P1"><text:s text:c="8"/>}</text:p>
      <text:p text:style-name="P1"><text:s text:c="8"/>return null;</text:p>
      <text:p text:style-name="P1"><text:s text:c="4"/>}</text:p>
      <text:p text:style-name="P1"/>
      <text:p text:style-name="P1"><text:s text:c="4"/>private void moveElementToEndOfList(Photo element) {</text:p>
      <text:p text:style-name="P3"><text:s text:c="8"/>photos.remove(element);</text:p>
      <text:p text:style-name="P3"><text:s text:c="8"/>photos.add(element);</text:p>
      <text:p text:style-name="P1"><text:s text:c="4"/>}</text:p>
      <text:p text:style-name="P1"/>
      <text:p text:style-name="P1">}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document-statistic meta:table-count="0" meta:image-count="0" meta:object-count="0" meta:page-count="15" meta:paragraph-count="660" meta:word-count="1940" meta:character-count="22538" meta:non-whitespace-character-count="17671"/>
  </office:meta>
</office:document-meta>
</file>